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 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2" office:value-type="float" office:value="12" calcext:value-type="float">
            <text:p>12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 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*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3]*3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]*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]*3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6]*3" office:value-type="float" office:value="27" calcext:value-type="float">
            <text:p>27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heet 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2]*5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3]*5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]*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]*5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*5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7]*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8]*5"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5T21:11:04.045000000</meta:creation-date>
    <dc:date>2016-06-25T21:13:27.731000000</dc:date>
    <meta:editing-duration>PT2M23S</meta:editing-duration>
    <meta:editing-cycles>2</meta:editing-cycles>
    <meta:generator>LibreOffice/5.1.0.3$Windows_X86_64 LibreOffice_project/5e3e00a007d9b3b6efb6797a8b8e57b51ab1f737</meta:generator>
    <meta:document-statistic meta:table-count="3" meta:cell-count="39" meta:object-count="0"/>
  </office:meta>
</office:document-meta>
</file>